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 OPMON LAZULI EVENT 1 : La maman et le prof</text:p>
      <text:p text:style-name="P1"/>
      <text:p text:style-name="P2"/>
      <text:p text:style-name="P3">MerePP sur le tapis du milieu, devant elle, le personnage principal tout les 2 de profil face a face</text:p>
      <text:p text:style-name="P3"/>
      <text:p text:style-name="P4">MerePP : Pierre, il faudra faire avec, je sais que c’est difficile, que ça chamboule ta vie, mais vois ça comme un nouveau départ ! Tu pourra essayer de te trouver de nouveaux amis dans le coin, en <text:s/>faisant connaissances avec les voisins… En faisant bien entendu attention aux OPMons qui rodent…</text:p>
      <text:p text:style-name="P4">MerePP : Oui, je sais, nous sommes un peu dans un trou paumé... C’était le moins cher, mais au moins le paysage est magnifique, c’est une toute nouvelle région !</text:p>
      <text:p text:style-name="P4">MerePP : Va prendre l’air, tu pourras voir la beauté du paysage !</text:p>
      <text:p text:style-name="P3">Animation ou le PP sort de chez lui, impossible d’aller au labo, c’est fermé, ni d’aller vers la route 1 car une personne te dit qu’il faut avoir un OPMon pour passer. La seule possibilité pour vous est d’aller chez le rival.</text:p>
      <text:p text:style-name="P3">Le rival est dans sa maison, devant le tapis, près a vous accueillir. En lui parlant :</text:p>
      <text:p text:style-name="P3">//A Améliorer//</text:p>
      <text:p text:style-name="P4">Rival : Bonjour ! Tu doit être le nouveau ! <text:s/>Alors, le déménagement n’a pas été trop long ?</text:p>
      <text:p text:style-name="P4">PP : -Non, juste compliqué de tout perdre -Si, un peu.</text:p>
      <text:p text:style-name="P4">Rival : Ah, tu as l’air déprimé… Ça va bien ?</text:p>
      <text:p text:style-name="P4">PP : Non , pas trop, mes parents ont divorcés, c’est pour cela que je viens habité ici</text:p>
      <text:p text:style-name="P4">-Oui ça va , enfin, je croit.</text:p>
      <text:p text:style-name="P4">Rival : Tu n’as donc plus de maisons ??! Déjà !</text:p>
      <text:p text:style-name="P4">Ok, <text:s/>Et bien… Si tu veux je peut t’héberger un moment…</text:p>
      <text:p text:style-name="P3">Entrée du père du rival (Kiwai) </text:p>
      <text:p text:style-name="P4">Kiwai : Oh ! Bien le bonjour Pierre ! Alors depuis le temps, tu es bien installé ?</text:p>
      <text:p text:style-name="P4">Rival : Je lui ai proposer de venir habiter ici un temps.</text:p>
      <text:p text:style-name="P4">Kiwai : ? Comment ça ? Bon, Pierre, viens au labo, je te rejoins. J’ai quelque chose à régler.</text:p>
      <text:p text:style-name="P3">Vous devez vous rendre au laboratoire OPMon de Fauxbourg Euvi</text:p>
      <text:p text:style-name="P3">Arrivée au labo, en parlant à une employé du laboratoire</text:p>
      <text:p text:style-name="P4"/>
      <text:p text:style-name="P4">Assistante Johanne : <text:s/>Bienvenue au Laboratoire OPMon de Fbx Euvi ! Que puis je pour vous ?</text:p>
      <text:p text:style-name="P4"/>
      <text:p text:style-name="P4">A.Jo : Il t’as donné rdv ici ? Ma foi, j’espère pour vous qu’il ne sera pas long. </text:p>
      <text:p text:style-name="P4">…</text:p>
      <text:p text:style-name="P4">Oh, et bien le voila déjà !</text:p>
      <text:p text:style-name="P4"/>
      <text:p text:style-name="P3">Arrivée du prof Kiwai</text:p>
      <text:p text:style-name="P4"/>
      <text:p text:style-name="P4">Kiwai : Après réflexion, il serai préférable que tu aye rejoindre ton père, dans ton ancienne maison, à Euville. Mais tu ne peut pas y aller seul, moi je ne peut pas t’accompagner, j’ai trop de travail et je ne veux pas que mon fils t’accompagne, il est trop jeune. J’ai donc penser que ce serai intéressant de te confier ma nouvelle invention, une invention qui permet de capturer des OPMons et de les stocker à l’intérieur, et de ressortir à n’importe quel moment cet OPMon, pour qu’il te protège.</text:p>
      <text:p text:style-name="P4">Cet objet, c’est l’OpBox . Avec lui, tu pourra stocker sur toi 6 OPMons, Si un jour tu réussi à en capturer plus, il faudra stocker les OPMons dont tu ne te sert pas pour l’instant dans un PC.</text:p>
      <text:p text:style-name="P4">Je te donne donc cet objet. (Don de l’OpBox)</text:p>
      <text:p text:style-name="P4">Mais bien sur, il ne serai rien sans un OPMon, tu pourra te protéger des hautes herbes grâce à lui, il t’aidera dans ton voyage jusqu’à la ville. Choisi en 1 parmis ces 3 créatures :</text:p>
      <text:p text:style-name="P3">Choix entre Titbraise, Nanophin et Rosarin.</text:p>
      <text:p text:style-name="P4"/>
      <text:p text:style-name="P4">Kiwai : Bien ! Maintenant nous sommes quittent, bonne chance dans ta route, Pierre !</text:p>
      <text:p text:style-name="P4"><text:soft-page-break/></text:p>
      <text:p text:style-name="P3">Fin de cet ev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1T16:53:46.880362516</meta:creation-date>
    <dc:date>2017-09-15T08:34:13.65</dc:date>
    <meta:editing-duration>PT56M1S</meta:editing-duration>
    <meta:editing-cycles>31</meta:editing-cycles>
    <meta:generator>OpenOffice/4.1.1$Win32 OpenOffice.org_project/411m6$Build-9775</meta:generator>
    <meta:document-statistic meta:table-count="0" meta:image-count="0" meta:object-count="0" meta:page-count="2" meta:paragraph-count="33" meta:word-count="595" meta:character-count="3066"/>
  </office:meta>
</office:document-meta>
</file>